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izona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anta</text:p>
          </table:table-cell>
          <table:table-cell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office:value-type="float" office:value="6.3" calcext:value-type="float">
            <text:p>6.3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ffalo</text:p>
          </table:table-cell>
          <table:table-cell office:value-type="float" office:value="4.8" calcext:value-type="float">
            <text:p>4.8</text:p>
          </table:table-cell>
          <table:table-cell office:value-type="float" office:value="4.1" calcext:value-type="float">
            <text:p>4.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olina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ncinnati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eveland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float" office:value="5.9" calcext:value-type="float">
            <text:p>5.9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ver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troit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ton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6.8" calcext:value-type="float">
            <text:p>6.8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cksonville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as City</text:p>
          </table:table-cell>
          <table:table-cell office:value-type="float" office:value="4.4" calcext:value-type="float">
            <text:p>4.4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nesota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Orleans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Giants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Jets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akland</text:p>
          </table:table-cell>
          <table:table-cell office:value-type="float" office:value="4.7" calcext:value-type="float">
            <text:p>4.7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ttsburgh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Diego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attle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 Louis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mpa Bay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nnessee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